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950e"/>
    </style:style>
    <style:style style:name="T7" style:family="text">
      <style:text-properties fo:color="#666666" fo:font-size="16pt" style:font-size-asian="18pt" style:font-size-complex="18pt"/>
    </style:style>
    <style:style style:name="T8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</text:span><text:span text:style-name="T5">Styles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6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3">Data Stores</text:span></text:p>
          <text:p text:style-name="P1"><text:span text:style-name="T4">(Coverage, Feature, Metadata, </text:span><text:span text:style-name="T5">Tile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7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8.4cm" svg:height="1.9cm" svg:x="1.9cm" svg:y="7.5cm">
          <text:p text:style-name="P6"><text:span text:style-name="T8">Server Connections</text:span></text:p>
          <text:p text:style-name="P6"><text:span text:style-name="T9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8T00:28:09</dc:date>
    <dc:creator>Markus Schneider</dc:creator>
    <meta:editing-duration>PT6H36M4S</meta:editing-duration>
    <meta:editing-cycles>10</meta:editing-cycles>
    <meta:generator>LibreOffice/3.5$Linux_X86_64 LibreOffice_project/350m1$Build-2</meta:generator>
    <meta:document-statistic meta:object-count="7"/>
  </office:meta>
</office:document-meta>
</file>